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0bd4" officeooo:paragraph-rsid="00010bd4"/>
    </style:style>
    <style:style style:name="P2" style:family="paragraph" style:parent-style-name="Standard">
      <style:text-properties officeooo:rsid="001313a5" officeooo:paragraph-rsid="001313a5"/>
    </style:style>
    <style:style style:name="P3" style:family="paragraph" style:parent-style-name="Standard">
      <style:text-properties officeooo:rsid="001399dc" officeooo:paragraph-rsid="001399dc"/>
    </style:style>
    <style:style style:name="P4" style:family="paragraph" style:parent-style-name="Standard">
      <style:text-properties officeooo:rsid="001754ed" officeooo:paragraph-rsid="001754ed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10bd4" officeooo:paragraph-rsid="00010bd4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313a5" officeooo:paragraph-rsid="001313a5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754ed" officeooo:paragraph-rsid="001754ed"/>
    </style:style>
    <style:style style:name="P8" style:family="paragraph" style:parent-style-name="Standard">
      <style:text-properties officeooo:rsid="001754ed" officeooo:paragraph-rsid="001754ed"/>
    </style:style>
    <style:style style:name="P9" style:family="paragraph" style:parent-style-name="Standard">
      <style:text-properties officeooo:rsid="00182a0f" officeooo:paragraph-rsid="00182a0f"/>
    </style:style>
    <style:style style:name="P10" style:family="paragraph" style:parent-style-name="Standard">
      <style:text-properties fo:font-weight="bold" officeooo:rsid="00182a0f" officeooo:paragraph-rsid="00182a0f" style:font-weight-asian="bold" style:font-weight-complex="bold"/>
    </style:style>
    <style:style style:name="P11" style:family="paragraph" style:parent-style-name="Standard">
      <style:text-properties fo:font-weight="bold" officeooo:rsid="001754ed" officeooo:paragraph-rsid="001754ed" style:font-weight-asian="bold" style:font-weight-complex="bold"/>
    </style:style>
    <style:style style:name="P12" style:family="paragraph" style:parent-style-name="Standard">
      <style:text-properties fo:font-style="italic" officeooo:rsid="001399dc" officeooo:paragraph-rsid="001399dc" style:font-style-asian="italic" style:font-style-complex="italic"/>
    </style:style>
    <style:style style:name="P13" style:family="paragraph" style:parent-style-name="Standard">
      <style:text-properties fo:font-style="italic" officeooo:rsid="001313a5" officeooo:paragraph-rsid="001313a5" style:font-style-asian="italic" style:font-style-complex="italic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bold" officeooo:rsid="00182a0f" officeooo:paragraph-rsid="00182a0f" style:font-weight-asian="bold" style:font-weight-complex="bold"/>
    </style:style>
    <style:style style:name="P15" style:family="paragraph" style:parent-style-name="Footer">
      <style:text-properties fo:font-style="normal" officeooo:rsid="00182a0f" officeooo:paragraph-rsid="00182a0f" style:font-style-asian="normal" style:font-style-complex="normal"/>
    </style:style>
    <style:style style:name="T1" style:family="text">
      <style:text-properties officeooo:rsid="001399dc"/>
    </style:style>
    <style:style style:name="T2" style:family="text">
      <style:text-properties officeooo:rsid="0013e85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99d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Solr</text:span>.</text:p>
      <text:p text:style-name="P2"/>
      <text:p text:style-name="P1">Delete_all<text:line-break/>curl "localhost:8983/solr/gettingstarted/update?commit=true" -H "Content-Type: text/xml" --data-binary '&lt;delete&gt;&lt;query&gt;*:*&lt;/query&gt;&lt;/delete&gt;'</text:p>
      <text:p text:style-name="P5"/>
      <text:p text:style-name="P1"/>
      <text:p text:style-name="P2"><text:span text:style-name="T4">D</text:span><text:span text:style-name="T3">ocker</text:span>.</text:p>
      <text:p text:style-name="P2"/>
      <text:p text:style-name="P13">console:</text:p>
      <text:p text:style-name="P2">sudo docker-compose exec api bash</text:p>
      <text:p text:style-name="P2">bundle exec rails c</text:p>
      <text:p text:style-name="P3"/>
      <text:p text:style-name="P12">log:</text:p>
      <text:p text:style-name="P3">sudo docker attach …………..( containe<text:span text:style-name="T2">r </text:span>)</text:p>
      <text:p text:style-name="P3"/>
      <text:p text:style-name="P6"/>
      <text:p text:style-name="P2"/>
      <text:p text:style-name="P4"><text:span text:style-name="T3">Rails</text:span>.</text:p>
      <text:p text:style-name="P7"/>
      <text:p text:style-name="P4"/>
      <text:p text:style-name="P4"><text:span text:style-name="T3">Ruby</text:span>.</text:p>
      <text:p text:style-name="P7"/>
      <text:p text:style-name="P4"/>
      <text:p text:style-name="P11">Server ubuntu.</text:p>
      <text:p text:style-name="P7"/>
      <text:p text:style-name="P4"/>
      <text:p text:style-name="P4"><text:span text:style-name="T3">Git</text:span>.</text:p>
      <text:p text:style-name="P7"/>
      <text:p text:style-name="P4"/>
      <text:p text:style-name="P4"><text:span text:style-name="T3">Html5</text:span>.</text:p>
      <text:p text:style-name="P7"/>
      <text:p text:style-name="P4"/>
      <text:p text:style-name="P4"><text:span text:style-name="T3">Css</text:span>.</text:p>
      <text:p text:style-name="P7"/>
      <text:p text:style-name="P4"/>
      <text:p text:style-name="P4"><text:span text:style-name="T3">Javascript</text:span>.</text:p>
      <text:p text:style-name="P7"/>
      <text:p text:style-name="P4"/>
      <text:p text:style-name="P4"><text:span text:style-name="T3">Jquery</text:span>.</text:p>
      <text:p text:style-name="P7"/>
      <text:p text:style-name="P4"/>
      <text:p text:style-name="P4"><text:span text:style-name="T3">Elasticsearch</text:span>.</text:p>
      <text:p text:style-name="P7"/>
      <text:p text:style-name="P4"/>
      <text:p text:style-name="P11">Compiler ubuntu.</text:p>
      <text:p text:style-name="P7"/>
      <text:p text:style-name="P4"/>
      <text:p text:style-name="P10"><text:soft-page-break/>Mail catcher:</text:p>
      <text:p text:style-name="P14"/>
      <text:p text:style-name="P9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normal" officeooo:rsid="00182a0f" officeooo:paragraph-rsid="00182a0f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order-top="none" fo:border-bottom="0.06pt solid #808080" fo:border-left="0.06pt solid #808080" fo:border-right="none" fo:padding="0.0201in" style:shadow="none" fo:background-color="#dddddd" draw:fill="solid" draw:fill-color="#dddddd" draw:opacity="100%"/>
      </style:footer-style>
    </style:page-layout>
  </office:automatic-styles>
  <office:master-styles>
    <style:master-page style:name="Standard" style:page-layout-name="Mpm1">
      <style:footer>
        <text:p text:style-name="MP1">Thịnh Vũ (dev RoR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0:38:46.203528938</meta:creation-date>
    <dc:date>2018-09-06T08:11:49.120109712</dc:date>
    <meta:editing-duration>PT7H44M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46" meta:character-count="383" meta:non-whitespace-character-count="358"/>
  </office:meta>
</office:document-meta>
</file>